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22pt" style:font-size-asian="22pt" style:font-size-complex="22pt" style:text-underline-type="single" style:text-underline-style="solid" style:text-underline-width="auto" style:text-underline-mode="continuous"/>
    </style:style>
    <style:style style:name="P2" style:parent-style-name="Normal"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T7" style:parent-style-name="DefaultParagraphFont" style:family="text">
      <style:text-properties fo:font-size="14pt" style:font-size-asian="14pt" style:font-size-complex="14pt"/>
    </style:style>
  </office:automatic-styles>
  <office:body>
    <office:text text:use-soft-page-breaks="true">
      <text:p text:style-name="P1">What you can and can’t do in China.</text:p>
      <text:p text:style-name="P2"/>
      <text:p text:style-name="P3">In China, there are many things that you can and can’t do, here are<text:s/>some<text:s/>things that you<text:s/>can and can’t do:<text:s/></text:p>
      <text:p text:style-name="P4">Greetings:<text:s/>In China,<text:s/>when you greet someone, you must always greet someone with a handshake or a nod, you must also greet family members by their family name and must address the oldest one first due to a respect to the seniors. On the other hand,<text:s/>when you give a<text:s/>handshake,<text:s/>you must not press to firmly,<text:s/>you must also not give out as many hugs and kisses as personal contact is not that common, you must also great you elders by ‘nin hao’ as saying ‘ni hao’ is less respectful.</text:p>
      <text:p text:style-name="P5">Social media: In China Facebook, YouTube, google, WeChat are all banned, instead they have, WeChat, Netflix, I message and facetime. China has also banned<text:s/>explicit sites.</text:p>
      <text:p text:style-name="P6">Manners: in China you should put your chopsticks on top of your bowl on the side of it, you should also not tip people as they are not expecting it and will give your money back.</text:p>
      <text:p text:style-name="Normal"><text:span text:style-name="T7">There are many other things you cannot do in China, here were some examples of the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an</meta:initial-creator>
    <dc:creator>Ian</dc:creator>
    <meta:creation-date>2022-09-12T17:27:00Z</meta:creation-date>
    <dc:date>2022-09-12T19:17:00Z</dc:date>
    <meta:template xlink:href="Normal" xlink:type="simple"/>
    <meta:editing-cycles>1</meta:editing-cycles>
    <meta:editing-duration>PT6600S</meta:editing-duration>
    <meta:document-statistic meta:page-count="1" meta:paragraph-count="2" meta:word-count="158" meta:character-count="1057" meta:row-count="7" meta:non-whitespace-character-count="901"/>
  </office:meta>
</office:document-meta>
</file>